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margin-top="0.201cm" fo:margin-bottom="0.201cm" style:contextual-spacing="false"/>
      <style:text-properties fo:font-size="15pt" officeooo:rsid="0017f478" officeooo:paragraph-rsid="0017f478" style:font-size-asian="15pt" style:font-size-complex="15pt"/>
    </style:style>
    <style:style style:name="P3" style:family="paragraph" style:parent-style-name="Standard">
      <style:text-properties fo:font-size="15pt" officeooo:rsid="0017f478" officeooo:paragraph-rsid="0017f478" style:font-size-asian="15pt" style:font-size-complex="15pt"/>
    </style:style>
    <style:style style:name="P4" style:family="paragraph" style:parent-style-name="Standard">
      <style:paragraph-properties fo:margin-top="0cm" fo:margin-bottom="0cm" style:contextual-spacing="false"/>
      <style:text-properties fo:font-size="15pt" officeooo:rsid="0017f478" officeooo:paragraph-rsid="0017f478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r. Manolo Matamoros</text:p>
      <text:p text:style-name="P1">Representant dels socis del Club Marítim de Maó</text:p>
      <text:p text:style-name="P3">Av. Vives Llull, 84. 07703 Maó</text:p>
      <text:p text:style-name="P3"/>
      <text:p text:style-name="P3"/>
      <text:p text:style-name="P3"/>
      <text:p text:style-name="P3"/>
      <text:p text:style-name="P3">Us convoc a la propera reunió del Club Marítim de Maó.</text:p>
      <text:p text:style-name="P3"/>
      <text:p text:style-name="P3"/>
      <text:p text:style-name="P3"/>
      <text:p text:style-name="P3"/>
      <text:p text:style-name="P3">Dia: Dilluns, 23 de Març del 2009</text:p>
      <text:p text:style-name="P3">Hora: 20:00 h</text:p>
      <text:p text:style-name="P3">Lloc: Sala d’Actes del Club Marítim de Maó</text:p>
      <text:p text:style-name="P3"/>
      <text:p text:style-name="P3"/>
      <text:p text:style-name="P3"/>
      <text:p text:style-name="P2">Ordre del dia:</text:p>
      <text:p text:style-name="P4">1. Planificació dels proxims projectes</text:p>
      <text:p text:style-name="P4">2. Revisió dels nous integrants del club</text:p>
      <text:p text:style-name="P4">3. Torn obert de paraules</text:p>
      <text:p text:style-name="P4"/>
      <text:p text:style-name="P4"/>
      <text:p text:style-name="P4"/>
      <text:p text:style-name="P4"/>
      <text:p text:style-name="P4">[rúbrica]</text:p>
      <text:p text:style-name="P4"/>
      <text:p text:style-name="P4"/>
      <text:p text:style-name="P4">David Canovas Marí</text:p>
      <text:p text:style-name="P4">President del Club Marítim de Maó</text:p>
      <text:p text:style-name="P4"/>
      <text:p text:style-name="P4"/>
      <text:p text:style-name="P4">Maó, 18 de Març del 2009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3:54:50.201506903</meta:creation-date>
    <meta:generator>LibreOffice/7.5.7.1$Linux_X86_64 LibreOffice_project/50$Build-1</meta:generator>
    <dc:date>2023-11-14T17:24:44.939874765</dc:date>
    <meta:editing-duration>PT26M21S</meta:editing-duration>
    <meta:editing-cycles>1</meta:editing-cycles>
    <meta:document-statistic meta:table-count="0" meta:image-count="0" meta:object-count="0" meta:page-count="1" meta:paragraph-count="15" meta:word-count="82" meta:character-count="440" meta:non-whitespace-character-count="373"/>
  </office:meta>
</office:document-meta>
</file>